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721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3.662cm"/>
    </style:style>
    <style:style style:name="co14" style:family="table-column">
      <style:table-column-properties fo:break-before="auto" style:column-width="1.192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2.552cm" fo:break-before="auto" style:use-optimal-row-height="tru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);&quot;)&quot;)" office:value-type="string" office:string-value="sn(177)">
            <text:p>sn(17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2-notes,5-degree</text:p>
          </table:table-cell>
          <table:table-cell table:style-name="ce9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;[.M2])" office:value-type="float" office:value="2">
            <text:p>2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3-chord,coda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;[.M3])" office:value-type="float" office:value="1">
            <text:p>1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string">
            <text:p>-</text:p>
          </table:table-cell>
          <table:table-cell table:style-name="ce7" office:value-type="string">
            <text:p>ar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10:52">
            <text:p>2019/8/8 8:1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;[.M4])" office:value-type="float" office:value="12">
            <text:p>12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" office:value-type="float" office:value="67">
            <text:p>6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ar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emp=3-4,k.E,R=2,pitch=1-8-7m-10m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arpeggi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;[.M5])" office:value-type="float" office:value="18">
            <text:p>18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" office:value-type="float" office:value="138">
            <text:p>13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ba-1</text:p>
          </table:table-cell>
          <table:table-cell table:style-name="ce11"/>
          <table:table-cell table:style-name="ce6" office:value-type="string">
            <text:p>part=accompany,based-on=te-9,type=blues-like,R=7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backing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;[.M6])" office:value-type="float" office:value="1">
            <text:p>1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" office:value-type="float" office:value="63">
            <text:p>6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backing+staccato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6,k.F,using-chords=F,C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backing_staccato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;[.M7])" office:value-type="float" office:value="56">
            <text:p>56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" office:value-type="float" office:value="104">
            <text:p>10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p=II♭-III♭-I,k.B,e.g.=C-D-B,R=5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;[.M8])" office:value-type="float" office:value="1">
            <text:p>1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" office:value-type="float" office:value="111">
            <text:p>111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;[.M9])" office:value-type="float" office:value="3">
            <text:p>3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,R=1,k.B,k.C#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;[.M10])" office:value-type="float" office:value="21">
            <text:p>21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" office:value-type="float" office:value="126">
            <text:p>12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11</text:p>
          </table:table-cell>
          <table:table-cell table:style-name="ce11"/>
          <table:table-cell table:style-name="ce6" office:value-type="string">
            <text:p>k.Em,cp=6m-7m-1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" office:value-type="float" office:value="154">
            <text:p>154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12</text:p>
          </table:table-cell>
          <table:table-cell table:style-name="ce11"/>
          <table:table-cell table:style-name="ce6" office:value-type="string">
            <text:p>,k.A,type=pop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c.p.</text:p>
          </table:table-cell>
          <table:table-cell table:style-name="ce15" office:value-type="string">
            <text:p>R=2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;[.M12])" office:value-type="float" office:value="1">
            <text:p>1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6-Bf6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;[.M13])" office:value-type="float" office:value="11">
            <text:p>1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6+2-G6+2,R=1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3">
            <text:p>13</text:p>
          </table:table-cell>
          <table:table-cell table:style-name="ce27" office:value-type="string">
            <text:p>backing</text:p>
          </table:table-cell>
          <table:table-cell table:style-name="ce29" table:formula="of:=COUNTIF(range_genre;[.M14])" office:value-type="float" office:value="1">
            <text:p>1</text:p>
          </table:table-cell>
          <table:table-cell table:style-name="ce12" office:value-type="string">
            <text:p>ba</text:p>
          </table:table-cell>
          <table:table-cell table:number-columns-repeated="1006"/>
        </table:table-row>
        <table:table-row table:style-name="ro3">
          <table:table-cell table:style-name="ce3" office:value-type="float" office:value="168">
            <text:p>16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4">
            <text:p>14</text:p>
          </table:table-cell>
          <table:table-cell table:style-name="ce27" office:value-type="string">
            <text:p>song</text:p>
          </table:table-cell>
          <table:table-cell table:style-name="ce29" table:formula="of:=COUNTIF(range_genre;[.M15])" office:value-type="float" office:value="3">
            <text:p>3</text:p>
          </table:table-cell>
          <table:table-cell table:style-name="ce12" office:value-type="string">
            <text:p>s</text:p>
          </table:table-cell>
          <table:table-cell table:number-columns-repeated="1006"/>
        </table:table-row>
        <table:table-row table:style-name="ro4">
          <table:table-cell table:style-name="ce3" office:value-type="float" office:value="133">
            <text:p>13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3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4">
            <text:p>14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4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.p.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G?,R=2,cp=IV-I(?)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5">
            <text:p>13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code=0821-R.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5">
            <text:p>14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4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6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3">
            <text:p>7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.p.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for=coda,k.E,progression=L6m-L7m-1(cp);k.C,R=3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R=1,k.C,cp=I-V-VIm-Ⅲm~Ⅳ-I-Ⅳ-V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1">
            <text:p>9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.p.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tyle=backing,R=2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,ad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.p.-7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6">
            <text:p>9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c.p.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=email-1,cp=Ⅳ-V-Ⅲm-Ⅵm~Ⅳ-V-I,R=7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c.p.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4">
            <text:p>104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.p.-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c.p.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email-3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6" office:value-type="string">
            <text:p>-</text:p>
          </table:table-cell>
          <table:table-cell table:style-name="ce7" office:value-type="string">
            <text:p>ch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5">
            <text:p>4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4:4-3:0-2:0,k.Eon5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ch-1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Am7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k.C?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hord=F6+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pitch=L5-1-5:1-4-8,k.A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k.C#.k.E▽(-5)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4">
            <text:p>8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ch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Xm7,k.G,R=4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16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k.G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1">
            <text:p>17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ch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8-2,k.F#,cp=4-5-1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2">
            <text:p>16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18</text:p>
          </table:table-cell>
          <table:table-cell table:style-name="ce11"/>
          <table:table-cell table:style-name="ce6" office:value-type="string">
            <text:p>,k.Bm7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1,k.Dm9▽,R=2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D▽(-5)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h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R=5,k.B6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△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ch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k.D△+12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7T11:48:53.83">
            <text:p>2019/8/17 11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ontinue=ch-5,k.C△+10,R=5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chord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ch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Ef-E,k.Ef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3">
            <text:p>4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ch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:4-2:0-1:0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chord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cp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Ⅲm-Ⅱm-I,R=5,k.Bf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c.p.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7-30_13-50-42_000.jpg</text:p>
          </table:table-cell>
          <table:table-cell table:style-name="ce2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9:47">
            <text:p>2019/8/8 8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5">
            <text:p>8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1 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10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6T08:44:18.8">
            <text:p>2019/8/16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f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A,chord=I:Ⅳ,R=3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4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ch-7,R=4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1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k.C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1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with-rythm,R=6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8">
            <text:p>4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fur-1,R=5 / FUR+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18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3,R=2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9">
            <text:p>149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18-2(4)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0">
            <text:p>15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f-18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8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19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5,R=4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7">
            <text:p>147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801-2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rev,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7">
            <text:p>8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sec-B</text:p>
          </table:table-cell>
          <table:table-cell table:style-name="ce6" office:value-type="string">
            <text:p>R=6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ec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6">
            <text:p>8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 / sec-A,R=5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4">
            <text:p>114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0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i.f.=sec.6,R=5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1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chord=I,IV,V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2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capo.5,k.C6,R=7 / FUR+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F,based-on=c.p.-3,using-chords=F,G,R=2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m#,i.f.=ch-13,R=4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2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C,R=5,using-chords=C,G,pitch=L7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slide-long,k.E,R=7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pitch=9m-8-7m,k.A7,R=1 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8">
            <text:p>6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1, R=2, R=3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,3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2">
            <text:p>10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3,k.Am7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8">
            <text:p>148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v-2,file=0827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float" office:value="7">
            <text:p>7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-3</text:p>
          </table:table-cell>
          <table:table-cell table:style-name="ce6" office:value-type="string">
            <text:p>R=4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28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,R=1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2">
            <text:p>7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2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,R=1,R=2 </text:p>
          </table:table-cell>
          <table:table-cell table:style-name="ce15" office:value-type="string">
            <text:p>2019-08-28_18-28-4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29T09:14:00.28">
            <text:p>2019/8/29 9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f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08T08:12:43">
            <text:p>2019/8/8 8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8">
            <text:p>118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N+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8">
            <text:p>78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1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score=harmonica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6">
            <text:p>7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t=g+h,R=1,k.C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7">
            <text:p>7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伴奏のみ,R=2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fill-in,at=msr.4,R=3 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31</text:p>
          </table:table-cell>
          <table:table-cell table:style-name="ce11" office:value-type="string">
            <text:p>song-2</text:p>
          </table:table-cell>
          <table:table-cell table:style-name="ce6" office:value-type="string">
            <text:p>R=1,k.C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,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0">
            <text:p>8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k.D,inst=g+h</text:p>
          </table:table-cell>
          <table:table-cell table:style-name="ce15" office:value-type="string">
            <text:p>2019-08-31_18-23-15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1T12:25:45.86">
            <text:p>2019/9/1 12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9">
            <text:p>89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3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8,k.A/E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2">
            <text:p>8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3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R=2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8">
            <text:p>88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3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B,cap.2,R=7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7">
            <text:p>7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2">
            <text:p>9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3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ns=g+h,R=3,cp=c.p.-7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3">
            <text:p>103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36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ev+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3">
            <text:p>9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(copy),src=canon(pachelbell),k.C,R=4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4">
            <text:p>9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37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R=6,tab-diagram+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5">
            <text:p>9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3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k.Em,R=5 </text:p>
          </table:table-cell>
          <table:table-cell table:style-name="ce15" office:value-type="string">
            <text:p>2019-09-02_18-21-05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3T10:40:24.06">
            <text:p>2019/9/3 10:4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3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ype=blues-like,ins=g+h,k.G,R=3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6" office:value-type="float" office:value="7">
            <text:p>7</text:p>
          </table:table-cell>
          <table:table-cell table:style-name="ce7" office:value-type="string">
            <text:p>f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08T08:13:37">
            <text:p>2019/8/8 8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4,cp=c.p.-7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7">
            <text:p>10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1</text:p>
          </table:table-cell>
          <table:table-cell table:style-name="ce10" office:value-type="string">
            <text:p>-</text:p>
          </table:table-cell>
          <table:table-cell table:style-name="ce13" office:value-type="string">
            <text:p>i.f.=te-5,R=2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8">
            <text:p>108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4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D,sec=A,R=1,sec=B,R=2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1,2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0">
            <text:p>11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p=C△-D△+10,R=4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2">
            <text:p>112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5,cp=c.p.-10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5">
            <text:p>155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09-2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3">
            <text:p>16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id=s-1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-</text:p>
          </table:table-cell>
          <table:table-cell table:style-name="ce3" office:value-type="string">
            <text:p>3,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6">
            <text:p>156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6" office:value-type="string">
            <text:p>v-1</text:p>
          </table:table-cell>
          <table:table-cell table:style-name="ce6" office:value-type="string">
            <text:p>v-1,k.C#</text:p>
          </table:table-cell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3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6">
            <text:p>11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1</text:p>
          </table:table-cell>
          <table:table-cell table:style-name="ce6" office:value-type="string">
            <text:p>k.C 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7">
            <text:p>117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5</text:p>
          </table:table-cell>
          <table:table-cell table:style-name="ce11" office:value-type="string">
            <text:p>var-2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15">
            <text:p>115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f-45</text:p>
          </table:table-cell>
          <table:table-cell table:style-name="ce11"/>
          <table:table-cell table:style-name="ce3" office:value-type="string">
            <text:p>i.f.=f-4</text:p>
          </table:table-cell>
          <table:table-cell table:style-name="ce15" office:value-type="string">
            <text:p>2019-09-09_18-27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0T08:18:50.46">
            <text:p>2019/9/10 8:1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4">
            <text:p>124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46</text:p>
          </table:table-cell>
          <table:table-cell table:style-name="ce11"/>
          <table:table-cell table:style-name="ce6" office:value-type="string">
            <text:p>i.f.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4">
            <text:p>13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47</text:p>
          </table:table-cell>
          <table:table-cell table:style-name="ce11"/>
          <table:table-cell table:style-name="ce6" office:value-type="string">
            <text:p>i.f.=c.p.-3,code=0819-R.4,R=1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7">
            <text:p>13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(2),R=3 / (3),R=4 / (4),R=5 / (5),R=6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3,4,5,6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6">
            <text:p>136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48</text:p>
          </table:table-cell>
          <table:table-cell table:style-name="ce11"/>
          <table:table-cell table:style-name="ce6" office:value-type="string">
            <text:p>c.p.-4,part=melody,code=0821-R.1,(1),R=2 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9">
            <text:p>13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49</text:p>
          </table:table-cell>
          <table:table-cell table:style-name="ce11"/>
          <table:table-cell table:style-name="ce6" office:value-type="string">
            <text:p>back=ba-1,k.E,R=8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8">
            <text:p>8</text:p>
          </table:table-cell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office:value-type="string">
            <text:p>1,3</text:p>
          </table:table-cell>
          <table:table-cell table:style-name="ce7" office:value-type="string">
            <text:p>f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frase</text:p>
          </table:table-cell>
          <table:table-cell table:style-name="ce21" office:value-type="string">
            <text:p>1,3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.4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1">
            <text:p>14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f-50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A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 office:value-type="string">
            <text:p>R=2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50</text:p>
          </table:table-cell>
          <table:table-cell table:style-name="ce11"/>
          <table:table-cell table:style-name="ce6" office:value-type="string">
            <text:p>,k.G,cp=G-C-D,type=arpeggio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1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4">
            <text:p>174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file=0916-3,memo+ 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5">
            <text:p>17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2),v-2,pitch=1-3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6">
            <text:p>176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(3),v-3,pitch=1-5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7">
            <text:p>177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f-51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5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3">
            <text:p>143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1</text:p>
          </table:table-cell>
          <table:table-cell table:style-name="ce11"/>
          <table:table-cell table:style-name="ce6" office:value-type="string">
            <text:p>,b.o.=te-9,inst=g+h,cp=G-C-D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3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6">
            <text:p>146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2</text:p>
          </table:table-cell>
          <table:table-cell table:style-name="ce11"/>
          <table:table-cell table:style-name="ce6" office:value-type="string">
            <text:p>,b.o.=c.p.-4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5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1">
            <text:p>151</text:p>
          </table:table-cell>
          <table:table-cell table:style-name="ce3" office:value-type="float" office:value="12">
            <text:p>12</text:p>
          </table:table-cell>
          <table:table-cell table:style-name="ce7" office:value-type="string">
            <text:p>f-53</text:p>
          </table:table-cell>
          <table:table-cell table:style-name="ce11"/>
          <table:table-cell table:style-name="ce6" office:value-type="string">
            <text:p>,k.E,theme=str-1,6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frase</text:p>
          </table:table-cell>
          <table:table-cell table:style-name="ce15" office:value-type="string">
            <text:p>R=9</text:p>
          </table:table-cell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8">
            <text:p>158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4</text:p>
          </table:table-cell>
          <table:table-cell table:style-name="ce6" office:value-type="string">
            <text:p>v-1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=5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7">
            <text:p>157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-54</text:p>
          </table:table-cell>
          <table:table-cell table:style-name="ce11"/>
          <table:table-cell table:style-name="ce6" office:value-type="string">
            <text:p>,ins=g+h,b.o.=f-45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frase</text:p>
          </table:table-cell>
          <table:table-cell table:style-name="ce15" office:value-type="string">
            <text:p>R=4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cp=c.p.-3,k.F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0">
            <text:p>17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f-55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2">
            <text:p>172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k.F#,cp=4-5-1,i.f.=ch-18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73">
            <text:p>173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f-56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=4 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2T08:46:42">
            <text:p>2019/8/12 8:4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f-6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,var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f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frase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f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R=3,R=4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frase</text:p>
          </table:table-cell>
          <table:table-cell table:style-name="ce6" office:value-type="string">
            <text:p>3,4</text:p>
          </table:table-cell>
          <table:table-cell table:style-name="ce22" office:value-type="date" office:date-value="2019-08-15T08:44:52.77">
            <text:p>2019/8/15 8:4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fp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efer=ch-13,k.C#m,pitch=L5-1-3 </text:p>
          </table:table-cell>
          <table:table-cell table:style-name="ce15" office:value-type="string">
            <text:p>2019-08-21_14-04-33_000.jpg</text:p>
          </table:table-cell>
          <table:table-cell table:style-name="ce3" office:value-type="string">
            <text:p>finger positions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0T10:13:56">
            <text:p>2019/8/10 10:13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m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note=B-D-A:1-3-7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3">
            <text:p>153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hm-3</text:p>
          </table:table-cell>
          <table:table-cell table:style-name="ce11" office:value-type="string">
            <text:p>v-1</text:p>
          </table:table-cell>
          <table:table-cell table:style-name="ce6" office:value-type="string">
            <text:p>v-1,k.C,memo+,b.o.=hm-3 </text:p>
          </table:table-cell>
          <table:table-cell table:style-name="ce15" office:value-type="string">
            <text:p>2019-09-17_18-17-05_000.jpg</text:p>
          </table:table-cell>
          <table:table-cell table:style-name="ce15" table:number-columns-repeated="2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hm-3</text:p>
          </table:table-cell>
          <table:table-cell table:style-name="ce11"/>
          <table:table-cell table:style-name="ce6" office:value-type="string">
            <text:p>,note=D4-F#-G-D5,k.D</text:p>
          </table:table-cell>
          <table:table-cell table:style-name="ce15" office:value-type="string">
            <text:p>2019-09-17_18-17-05_000.jpg</text:p>
          </table:table-cell>
          <table:table-cell table:style-name="ce15" office:value-type="string">
            <text:p>harmony</text:p>
          </table:table-cell>
          <table:table-cell table:style-name="ce15" office:value-type="string">
            <text:p>R=1 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hn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capo.4,k.G#,str-1:2:3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6" office:value-type="float" office:value="5">
            <text:p>5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2">
            <text:p>2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p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1" office:value-type="float" office:value="3">
            <text:p>3</text:p>
          </table:table-cell>
          <table:table-cell table:style-name="ce22" office:value-type="date" office:date-value="2019-08-10T10:09:40">
            <text:p>2019/8/10 10:0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83">
            <text:p>83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es-1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3,コードと、一音 </text:p>
          </table:table-cell>
          <table:table-cell table:style-name="ce15" office:value-type="string">
            <text:p>2019-09-01_18-41-10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2T10:47:22.06">
            <text:p>2019/9/2 10:4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res-1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つなぎの音,based-on=sec-8(c.p.-8),score=harmonica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rs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2T08:57:38.01">
            <text:p>2019/8/12 8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4">
            <text:p>4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rythm,R=2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7">
            <text:p>47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rs-1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2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harmony,prev.fur-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3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topic=position探し,k.E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69">
            <text:p>6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4</text:p>
          </table:table-cell>
          <table:table-cell table:style-name="ce11" office:value-type="float" office:value="2">
            <text:p>2</text:p>
          </table:table-cell>
          <table:table-cell table:style-name="ce6" office:value-type="string">
            <text:p>k.E 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,var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1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finger-positions,k.E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70">
            <text:p>70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1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k.E</text:p>
          </table:table-cell>
          <table:table-cell table:style-name="ce15" office:value-type="string">
            <text:p>2019-08-27_17-27-59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8T08:56:22.730001">
            <text:p>2019/8/28 8:5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0">
            <text:p>120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1)</text:p>
          </table:table-cell>
          <table:table-cell table:style-name="ce6" office:value-type="string">
            <text:p>based-on=f-6,R=1,(1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1">
            <text:p>12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18</text:p>
          </table:table-cell>
          <table:table-cell table:style-name="ce11" office:value-type="string">
            <text:p>(2)</text:p>
          </table:table-cell>
          <table:table-cell table:style-name="ce7" office:value-type="string">
            <text:p>k.F,(2)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5">
            <text:p>1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19</text:p>
          </table:table-cell>
          <table:table-cell table:style-name="ce11"/>
          <table:table-cell table:style-name="ce6" office:value-type="string">
            <text:p>ref=f-5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7">
            <text:p>2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rs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12T09:00:07">
            <text:p>2019/8/12 9:00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30">
            <text:p>130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rs-2</text:p>
          </table:table-cell>
          <table:table-cell table:style-name="ce11" office:value-type="string">
            <text:p>v-2</text:p>
          </table:table-cell>
          <table:table-cell table:style-name="ce6" office:value-type="string">
            <text:p>R=2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59">
            <text:p>159</text:p>
          </table:table-cell>
          <table:table-cell table:style-name="ce3" office:value-type="float" office:value="8">
            <text:p>8</text:p>
          </table:table-cell>
          <table:table-cell table:style-name="ce7" office:value-type="string">
            <text:p>rs-2</text:p>
          </table:table-cell>
          <table:table-cell table:style-name="ce6" office:value-type="string">
            <text:p>v-2</text:p>
          </table:table-cell>
          <table:table-cell table:style-name="ce6"/>
          <table:table-cell table:style-name="ce15" office:value-type="string">
            <text:p>2019-09-17_18-17-05_000.jpg</text:p>
          </table:table-cell>
          <table:table-cell table:style-name="ce15"/>
          <table:table-cell table:style-name="ce15" office:value-type="string">
            <text:p>rev,file=0911-2,k.E,memo+</text:p>
          </table:table-cell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6">
            <text:p>166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20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C,E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67">
            <text:p>167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21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,theme=chord,use-chord=E/5,A△,E6 </text:p>
          </table:table-cell>
          <table:table-cell table:style-name="ce15" office:value-type="string">
            <text:p>2019-09-20_16-15-59_000.jpg</text:p>
          </table:table-cell>
          <table:table-cell table:style-name="ce3" office:value-type="string">
            <text:p>research</text:p>
          </table:table-cell>
          <table:table-cell table:style-name="ce6"/>
          <table:table-cell table:style-name="ce22" office:value-type="date" office:date-value="2019-09-23T12:45:50.45">
            <text:p>2019/9/23 12:4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となりあった弦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4T09:42:05.01">
            <text:p>2019/8/14 9:4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6" office:value-type="string">
            <text:p>-</text:p>
          </table:table-cell>
          <table:table-cell table:style-name="ce7" office:value-type="string">
            <text:p>rs-4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ock-like</text:p>
          </table:table-cell>
          <table:table-cell table:style-name="ce15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4T09:48:50.37">
            <text:p>2019/8/14 9:4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5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open-code,str-6:5:4:3,R=1,k.D9▽</text:p>
          </table:table-cell>
          <table:table-cell table:style-name="ce15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5T08:38:41.01">
            <text:p>2019/8/15 8:3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rs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harmonics,harmnics-flets </text:p>
          </table:table-cell>
          <table:table-cell table:style-name="ce15" office:value-type="string">
            <text:p>2019-08-15_18-11-32_000.jpg</text:p>
          </table:table-cell>
          <table:table-cell table:style-name="ce3" office:value-type="string">
            <text:p>research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6T08:59:13.35">
            <text:p>2019/8/16 8:5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rs-7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R=2,ch-5のあと、どの音に下がるか？ 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rs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.3,c.p.=V-IV-I,k.F,R=6</text:p>
          </table:table-cell>
          <table:table-cell table:style-name="ce15" office:value-type="string">
            <text:p>2019-08-16_18-16-2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6">
            <text:p>6</text:p>
          </table:table-cell>
          <table:table-cell table:style-name="ce22" office:value-type="date" office:date-value="2019-08-17T11:51:28.08">
            <text:p>2019/8/17 11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rs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str=3-4:2-0:,k.E,R=1 </text:p>
          </table:table-cell>
          <table:table-cell table:style-name="ce15" office:value-type="string">
            <text:p>2019-08-17_18-15-48_000.jpg</text:p>
          </table:table-cell>
          <table:table-cell table:style-name="ce3" office:value-type="string">
            <text:p>research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8-18T08:17:27.440001">
            <text:p>2019/8/18 8:1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4">
            <text:p>164</text:p>
          </table:table-cell>
          <table:table-cell table:style-name="ce3" office:value-type="float" office:value="4">
            <text:p>4</text:p>
          </table:table-cell>
          <table:table-cell table:style-name="ce7" office:value-type="string">
            <text:p>s-2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file=0911-2,id=s-2,rs-2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4">
            <text:p>4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5">
            <text:p>165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s-3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nst=g+g,accom=0821-1,part=melody,id=s-3,f-4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3" office:value-type="float" office:value="5">
            <text:p>5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1">
            <text:p>16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rev,id=s-4,f-28</text:p>
          </table:table-cell>
          <table:table-cell table:style-name="ce15" office:value-type="string">
            <text:p>2019-09-18_17-04-17_000.jpg</text:p>
          </table:table-cell>
          <table:table-cell table:style-name="ce3" office:value-type="string">
            <text:p>song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20T09:02:21.21">
            <text:p>2019/9/20 9:0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s.p.-1</text:p>
          </table:table-cell>
          <table:table-cell table:style-name="ce11"/>
          <table:table-cell table:style-name="ce6" office:value-type="string">
            <text:p>R=2 </text:p>
          </table:table-cell>
          <table:table-cell table:style-name="ce15" office:value-type="string">
            <text:p>2019-09-10_18-25-51_000.jpg</text:p>
          </table:table-cell>
          <table:table-cell table:style-name="ce3" office:value-type="string">
            <text:p>s.p.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11T10:08:48.68">
            <text:p>2019/9/11 10:08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1">
            <text:p>31</text:p>
          </table:table-cell>
          <table:table-cell table:style-name="ce6" office:value-type="string">
            <text:p>-</text:p>
          </table:table-cell>
          <table:table-cell table:style-name="ce7" office:value-type="string">
            <text:p>st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1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7T07:35:54">
            <text:p>2019/8/7 7:3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te-1,k.C</text:p>
          </table:table-cell>
          <table:table-cell table:style-name="ce15" office:value-type="string">
            <text:p>2019-08-29_18-37-36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30T14:57:52.71">
            <text:p>2019/8/30 14:5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1">
            <text:p>101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muting,mute-by=LF;f.3,R=2 </text:p>
          </table:table-cell>
          <table:table-cell table:style-name="ce15" office:value-type="string">
            <text:p>2019-09-04_18-11-26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6T15:27:08.19">
            <text:p>2019/9/6 15:2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9">
            <text:p>109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0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,R=3 </text:p>
          </table:table-cell>
          <table:table-cell table:style-name="ce15" office:value-type="string">
            <text:p>2019-09-06_18-17-17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9-08T15:52:19.72">
            <text:p>2019/9/8 15:5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8_18-47-16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9T10:16:27.44">
            <text:p>2019/9/9 10:1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10</text:p>
          </table:table-cell>
          <table:table-cell table:style-name="ce10" office:value-type="string">
            <text:p>rev 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,rev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06">
            <text:p>10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11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tech=LH;move;position,fret=3-5,str=6-5-4,R=1 </text:p>
          </table:table-cell>
          <table:table-cell table:style-name="ce15" office:value-type="string">
            <text:p>2019-09-05_18-55-51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6T15:31:39.66">
            <text:p>2019/9/6 15:3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3">
            <text:p>33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2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34">
            <text:p>34</text:p>
          </table:table-cell>
          <table:table-cell table:style-name="ce6" office:value-type="string">
            <text:p>-</text:p>
          </table:table-cell>
          <table:table-cell table:style-name="ce7" office:value-type="string">
            <text:p>te-3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08T08:07:32">
            <text:p>2019/8/8 8:07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4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左指で、音をカット,k.E,R=1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te-4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k.E,i.f.=ch-10,R=3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technique,rev</text:p>
          </table:table-cell>
          <table:table-cell table:style-name="ce6" office:value-type="float" office:value="3">
            <text:p>3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te-5</text:p>
          </table:table-cell>
          <table:table-cell table:style-name="ce10" office:value-type="string">
            <text:p>-</text:p>
          </table:table-cell>
          <table:table-cell table:style-name="ce3" office:value-type="string">
            <text:p>k.E,topic=スライド+ポジション,R=3 </text:p>
          </table:table-cell>
          <table:table-cell table:style-name="ce15" office:value-type="string">
            <text:p>2019-08-18_18-38-04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19T10:29:13.5">
            <text:p>2019/8/1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7">
            <text:p>7</text:p>
          </table:table-cell>
          <table:table-cell table:style-name="ce7" office:value-type="string">
            <text:p>te-5</text:p>
          </table:table-cell>
          <table:table-cell table:style-name="ce11" office:value-type="string">
            <text:p>re</text:p>
          </table:table-cell>
          <table:table-cell table:style-name="ce6" office:value-type="string">
            <text:p>topic=harmony;coda,pitch=1-5-8:1-3-8,k.E,R=4 </text:p>
          </table:table-cell>
          <table:table-cell table:style-name="ce15" office:value-type="string">
            <text:p>2019-08-19_15-18-09_000.jpg</text:p>
          </table:table-cell>
          <table:table-cell table:style-name="ce3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2" office:value-type="date" office:date-value="2019-08-27T10:06:18.55">
            <text:p>2019/8/27 10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6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theme=和音；1-noteのみスライド,R=1,string=3:4 </text:p>
          </table:table-cell>
          <table:table-cell table:style-name="ce15" office:value-type="string">
            <text:p>2019-08-23_18-35-22_000.jpg</text:p>
          </table:table-cell>
          <table:table-cell table:style-name="ce3" office:value-type="string">
            <text:p>technique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8-27T10:14:06.55">
            <text:p>2019/8/27 10:1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8">
            <text:p>9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8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i.f.=sec-1(ch-16),２弦を、左指でミュート,R=1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99">
            <text:p>99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３弦を同時にスライド,R=2 </text:p>
          </table:table-cell>
          <table:table-cell table:style-name="ce15" office:value-type="string">
            <text:p>2019-09-03_18-30-52_000.jpg</text:p>
          </table:table-cell>
          <table:table-cell table:style-name="ce3" office:value-type="string">
            <text:p>technique</text:p>
          </table:table-cell>
          <table:table-cell table:style-name="ce6" office:value-type="float" office:value="2">
            <text:p>2</text:p>
          </table:table-cell>
          <table:table-cell table:style-name="ce22" office:value-type="date" office:date-value="2019-09-04T11:25:51.73">
            <text:p>2019/9/4 11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7">
            <text:p>127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rev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string">
            <text:p>-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42">
            <text:p>142</text:p>
          </table:table-cell>
          <table:table-cell table:style-name="ce3" office:value-type="float" office:value="3">
            <text:p>3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6_16-13-43_000.jpg</text:p>
          </table:table-cell>
          <table:table-cell table:style-name="ce3" office:value-type="string">
            <text:p>-</text:p>
          </table:table-cell>
          <table:table-cell table:style-name="ce15"/>
          <table:table-cell table:style-name="ce22" office:value-type="date" office:date-value="2019-09-17T09:51:26.18">
            <text:p>2019/9/17 9:51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60">
            <text:p>160</text:p>
          </table:table-cell>
          <table:table-cell table:style-name="ce3" office:value-type="float" office:value="9">
            <text:p>9</text:p>
          </table:table-cell>
          <table:table-cell table:style-name="ce7" office:value-type="string">
            <text:p>te-9</text:p>
          </table:table-cell>
          <table:table-cell table:style-name="ce11" office:value-type="string">
            <text:p>rev</text:p>
          </table:table-cell>
          <table:table-cell table:style-name="ce15" office:value-type="string">
            <text:p>rev,file=0911-2,k.E,memo+</text:p>
          </table:table-cell>
          <table:table-cell table:style-name="ce15" office:value-type="string">
            <text:p>2019-09-17_18-17-05_000.jpg</text:p>
          </table:table-cell>
          <table:table-cell table:style-name="ce3"/>
          <table:table-cell table:style-name="ce6"/>
          <table:table-cell table:style-name="ce22" office:value-type="date" office:date-value="2019-09-18T08:25:51.07">
            <text:p>2019/9/18 8:25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1">
            <text:p>131</text:p>
          </table:table-cell>
          <table:table-cell table:style-name="ce3" office:value-type="float" office:value="1">
            <text:p>1</text:p>
          </table:table-cell>
          <table:table-cell table:style-name="ce7" office:value-type="string">
            <text:p>te-9</text:p>
          </table:table-cell>
          <table:table-cell table:style-name="ce6" office:value-type="string">
            <text:p>rev 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3">
          <table:table-cell table:style-name="ce3" office:value-type="float" office:value="128">
            <text:p>128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-</text:p>
          </table:table-cell>
          <table:table-cell table:style-name="ce6" office:value-type="string">
            <text:p>teq=3-str-slide,span=2-flet,R=1 </text:p>
          </table:table-cell>
          <table:table-cell table:style-name="ce15" office:value-type="string">
            <text:p>2019-09-11_18-08-25_000.jpg</text:p>
          </table:table-cell>
          <table:table-cell table:style-name="ce3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22" office:value-type="date" office:date-value="2019-09-13T13:12:16.31">
            <text:p>2019/9/13 13:12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style-name="ce3" office:value-type="float" office:value="132">
            <text:p>132</text:p>
          </table:table-cell>
          <table:table-cell table:style-name="ce3" office:value-type="float" office:value="2">
            <text:p>2</text:p>
          </table:table-cell>
          <table:table-cell table:style-name="ce7" office:value-type="string">
            <text:p>te-9a</text:p>
          </table:table-cell>
          <table:table-cell table:style-name="ce11" office:value-type="string">
            <text:p>rev</text:p>
          </table:table-cell>
          <table:table-cell table:style-name="ce6" office:value-type="string">
            <text:p>-</text:p>
          </table:table-cell>
          <table:table-cell table:style-name="ce15" office:value-type="string">
            <text:p>2019-09-13_18-31-32_000.jpg</text:p>
          </table:table-cell>
          <table:table-cell table:style-name="ce3" office:value-type="string">
            <text:p>-</text:p>
          </table:table-cell>
          <table:table-cell table:style-name="ce6"/>
          <table:table-cell table:style-name="ce22" office:value-type="date" office:date-value="2019-09-14T09:04:07.39">
            <text:p>2019/9/14 9:04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" table:number-columns-repeated="2"/>
          <table:table-cell table:style-name="ce7"/>
          <table:table-cell table:style-name="ce11"/>
          <table:table-cell table:style-name="ce6"/>
          <table:table-cell table:style-name="ce15"/>
          <table:table-cell table:style-name="ce3"/>
          <table:table-cell table:style-name="ce6"/>
          <table:table-cell table:style-name="ce22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7:06:37.93">
            <text:p>2019/9/24 7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office:value-type="string">
            <text:p>*</text:p>
          </table:table-cell>
          <table:table-cell table:number-columns-repeated="1006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rs-20</text:p>
          </table:table-cell>
          <table:table-cell table:style-name="ce18" office:value-type="string">
            <text:p>,theme=chord,use-chord=C,E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table:style-name="ce18" office:value-type="string">
            <text:p>rs-21</text:p>
          </table:table-cell>
          <table:table-cell table:style-name="ce18" office:value-type="string">
            <text:p>,theme=chord,use-chord=E/5,A△,E6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table:style-name="ce18" office:value-type="string">
            <text:p>c.p.-3</text:p>
          </table:table-cell>
          <table:table-cell table:style-name="ce18" office:value-type="string">
            <text:p>rev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table:style-name="ce18" office:value-type="string">
            <text:p>f-55</text:p>
          </table:table-cell>
          <table:table-cell table:style-name="ce18" office:value-type="string">
            <text:p>,cp=c.p.-3,k.F</text:p>
          </table:table-cell>
          <table:table-cell table:style-name="ce18" office:value-type="string">
            <text:p>R=1 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5">
            <text:p>5</text:p>
          </table:table-cell>
          <table:table-cell table:style-name="ce18" office:value-type="string">
            <text:p>f-55</text:p>
          </table:table-cell>
          <table:table-cell table:style-name="ce18" office:value-type="string">
            <text:p>v-1</text:p>
          </table:table-cell>
          <table:table-cell table:style-name="ce18" office:value-type="string">
            <text:p>,k.D#,capo.3</text:p>
          </table:table-cell>
          <table:table-cell office:value-type="string">
            <text:p>R=2 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float" office:value="6">
            <text:p>6</text:p>
          </table:table-cell>
          <table:table-cell table:style-name="ce18" office:value-type="string">
            <text:p>ch-18</text:p>
          </table:table-cell>
          <table:table-cell table:style-name="ce18" office:value-type="string">
            <text:p>rev,file=0918-2,k.F#,cp=4-5-1 </text:p>
          </table:table-cell>
          <table:table-cell table:style-name="ce18"/>
          <table:table-cell table:number-columns-repeated="1014"/>
        </table:table-row>
        <table:table-row table:style-name="ro5">
          <table:table-cell table:number-columns-repeated="3"/>
          <table:table-cell office:value-type="float" office:value="7">
            <text:p>7</text:p>
          </table:table-cell>
          <table:table-cell table:style-name="ce18" office:value-type="string">
            <text:p>f-56</text:p>
          </table:table-cell>
          <table:table-cell table:style-name="ce18" office:value-type="string">
            <text:p>,k.F#,cp=4-5-1,i.f.=ch-18</text:p>
          </table:table-cell>
          <table:table-cell table:style-name="ce18" office:value-type="string">
            <text:p>R=3 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8">
            <text:p>8</text:p>
          </table:table-cell>
          <table:table-cell office:value-type="string">
            <text:p>f-56</text:p>
          </table:table-cell>
          <table:table-cell office:value-type="string">
            <text:p>v-1</text:p>
          </table:table-cell>
          <table:table-cell office:value-type="string">
            <text:p>,k.F,cp=C#-D#-F;6m-7m-1,capo.2</text:p>
          </table:table-cell>
          <table:table-cell office:value-type="string">
            <text:p>R=4 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float" office:value="9">
            <text:p>9</text:p>
          </table:table-cell>
          <table:table-cell office:value-type="string">
            <text:p>f-51</text:p>
          </table:table-cell>
          <table:table-cell office:value-type="string">
            <text:p>rev,file=0916-3,memo+ </text:p>
          </table:table-cell>
          <table:table-cell table:number-columns-repeated="1015"/>
        </table:table-row>
        <table:table-row table:style-name="ro5">
          <table:table-cell table:number-columns-repeated="3"/>
          <table:table-cell office:value-type="float" office:value="9">
            <text:p>9</text:p>
          </table:table-cell>
          <table:table-cell office:value-type="string">
            <text:p>f-51</text:p>
          </table:table-cell>
          <table:table-cell office:value-type="string">
            <text:p>rev,(2),v-2,pitch=1-3</text:p>
          </table:table-cell>
          <table:table-cell office:value-type="string">
            <text:p>R=6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9">
            <text:p>9</text:p>
          </table:table-cell>
          <table:table-cell office:value-type="string">
            <text:p>f-51</text:p>
          </table:table-cell>
          <table:table-cell office:value-type="string">
            <text:p>rev,(3),v-3,pitch=1-5</text:p>
          </table:table-cell>
          <table:table-cell office:value-type="string">
            <text:p>R=7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float" office:value="10">
            <text:p>10</text:p>
          </table:table-cell>
          <table:table-cell office:value-type="string">
            <text:p>f-51</text:p>
          </table:table-cell>
          <table:table-cell office:value-type="string">
            <text:p>v-1</text:p>
          </table:table-cell>
          <table:table-cell/>
          <table:table-cell office:value-type="string">
            <text:p>R=5</text:p>
          </table:table-cell>
          <table:table-cell table:number-columns-repeated="1013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 table:number-columns-repeated="1012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38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formula="of:=[.D239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40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formula="of:=[.D241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42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5">
          <table:table-cell table:number-columns-repeated="3"/>
          <table:table-cell table:style-name="ce12" table:formula="of:=[.D243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12" table:formula="of:=[.D246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47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2" table:formula="of:=[.D248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 table:number-columns-repeated="1012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 table:number-columns-repeated="1012"/>
        </table:table-row>
        <table:table-row table:style-name="ro5">
          <table:table-cell table:number-columns-repeated="5"/>
          <table:table-cell table:style-name="Default"/>
          <table:table-cell table:number-columns-repeated="1015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C/P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5" table:number-rows-repeated="1048310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kb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6">
          <table:table-cell table:style-name="ce1" table:formula="of:=CONCATENATE(&quot;sn(&quot;;MAX(range_sn__kb);&quot;)&quot;)" office:value-type="string" office:string-value="sn(3)">
            <text:p>sn(3)</text:p>
          </table:table-cell>
          <table:table-cell table:style-name="ce1" office:value-type="string">
            <office:annotation draw:style-name="gr1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</text:p>
          </table:table-cell>
          <table:table-cell table:style-name="ce31"/>
          <table:table-cell table:style-name="ce35" office:value-type="string">
            <text:p>(1),k.C,cp=c.p.-1</text:p>
          </table:table-cell>
          <table:table-cell table:style-name="ce36" office:value-type="string">
            <text:p>2019-09-08_17-42-56_000.jpg</text:p>
          </table:table-cell>
          <table:table-cell table:style-name="ce32" office:value-type="string">
            <text:p>frase</text:p>
          </table:table-cell>
          <table:table-cell table:style-name="ce33" office:value-type="float" office:value="1">
            <text:p>1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kb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c.p.-1</text:p>
          </table:table-cell>
          <table:table-cell table:style-name="ce33"/>
          <table:table-cell table:style-name="ce35" office:value-type="string">
            <text:p>(2),chords=C△-D△-E7 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text:p>c.p.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kb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LH.movement-1</text:p>
          </table:table-cell>
          <table:table-cell table:style-name="ce33"/>
          <table:table-cell table:style-name="ce35" office:value-type="string">
            <text:p>(3)</text:p>
          </table:table-cell>
          <table:table-cell table:style-name="ce36" office:value-type="string">
            <text:p>2019-09-08_17-42-56_000.jpg</text:p>
          </table:table-cell>
          <table:table-cell table:style-name="ce31" office:value-type="string">
            <office:annotation office:display="true" draw:style-name="gr2" draw:text-style-name="P1" svg:width="2.899cm" svg:height="0.991cm" svg:x="21.948cm" svg:y="3.111cm" draw:caption-point-x="-0.672cm" draw:caption-point-y="0.308cm">
              <dc:creator>ik</dc:creator>
              <dc:date>2019-09-09T00:00:00</dc:date>
              <text:p text:style-name="P2"><text:span text:style-name="T1">Left Hand Movement</text:span></text:p>
            </office:annotation>
            <text:p>LH.M</text:p>
          </table:table-cell>
          <table:table-cell table:style-name="ce33" office:value-type="string">
            <text:p>-</text:p>
          </table:table-cell>
          <table:table-cell table:style-name="ce37" office:value-type="date" office:date-value="2019-09-09T10:26:34.7">
            <text:p>2019/9/9 10:2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kb;[.M4])" office:value-type="float" office:value="1">
            <text:p>1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kb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2" table:number-columns-repeated="2"/>
          <table:table-cell table:style-name="ce34"/>
          <table:table-cell table:style-name="ce33"/>
          <table:table-cell table:style-name="ce35"/>
          <table:table-cell table:style-name="ce36"/>
          <table:table-cell table:style-name="ce32"/>
          <table:table-cell table:style-name="ce33"/>
          <table:table-cell table:style-name="ce37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kb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7:06:39.61">
            <text:p>2019/9/24 7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kb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number-columns-repeated="10"/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kb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1),f-1</text:p>
          </table:table-cell>
          <table:table-cell table:style-name="ce18" office:value-type="string">
            <text:p>k.C,cp=c.p.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kb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2),c.p.-1</text:p>
          </table:table-cell>
          <table:table-cell table:style-name="ce18" office:value-type="string">
            <text:p>chords=C△-D△-E7 </text:p>
          </table:table-cell>
          <table:table-cell table:number-columns-repeated="3"/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kb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(3),LH.movement-1.N</text:p>
          </table:table-cell>
          <table:table-cell table:style-name="ce18"/>
          <table:table-cell table:number-columns-repeated="3"/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kb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kb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kb;[.M13])" office:value-type="float" office:value="0">
            <text:p>0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office:value-type="float" office:value="13">
            <text:p>13</text:p>
          </table:table-cell>
          <table:table-cell table:style-name="ce26" office:value-type="string">
            <text:p>LH.M</text:p>
          </table:table-cell>
          <table:table-cell table:style-name="ce29" table:formula="of:=COUNTIF(range_genre__kb;[.M14])" office:value-type="float" office:value="1">
            <text:p>1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2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3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6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7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0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1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102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392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vio" table:style-name="ta1" table:print="false">
        <table:table-column table:style-name="co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6" table:default-cell-style-name="ce17"/>
        <table:table-row table:style-name="ro1">
          <table:table-cell table:style-name="ce1" table:formula="of:=CONCATENATE(&quot;sn(&quot;;MAX(range_sn__vio);&quot;)&quot;)" office:value-type="string" office:string-value="sn(2)">
            <text:p>sn(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var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4"/>
          <table:table-cell table:style-name="ce24" office:value-type="string">
            <text:p>type</text:p>
          </table:table-cell>
          <table:table-cell table:style-name="ce24" office:value-type="string">
            <text:p>num</text:p>
          </table:table-cell>
          <table:table-cell table:style-name="ce30" office:value-type="string">
            <text:p>abbre.</text:p>
          </table:table-cell>
          <table:table-cell table:number-columns-repeated="1006"/>
        </table:table-row>
        <table:table-row table:style-name="ro4"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-1</text:p>
          </table:table-cell>
          <table:table-cell table:style-name="ce38"/>
          <table:table-cell table:style-name="ce40" office:value-type="string">
            <text:p>k.G,R=1 </text:p>
          </table:table-cell>
          <table:table-cell table:style-name="ce42" office:value-type="string">
            <text:p>2019-09-08_18-47-39_000.jpg</text:p>
          </table:table-cell>
          <table:table-cell table:style-name="ce39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">
            <text:p>1</text:p>
          </table:table-cell>
          <table:table-cell table:style-name="ce27" office:value-type="string">
            <text:p>arpeggio</text:p>
          </table:table-cell>
          <table:table-cell table:style-name="ce29" table:formula="of:=COUNTIF(range_genre__vio;[.M2])" office:value-type="float" office:value="0">
            <text:p>0</text:p>
          </table:table-cell>
          <table:table-cell table:style-name="ce12" office:value-type="string">
            <text:p>ar</text:p>
          </table:table-cell>
          <table:table-cell table:number-columns-repeated="1006"/>
        </table:table-row>
        <table:table-row table:style-name="ro4">
          <table:table-cell table:style-name="ce38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0"/>
          <table:table-cell table:style-name="ce40" office:value-type="string">
            <text:p>content=bounce-2-notes,R=2</text:p>
          </table:table-cell>
          <table:table-cell table:style-name="ce42" office:value-type="string">
            <text:p>2019-09-08_18-47-39_000.jpg</text:p>
          </table:table-cell>
          <table:table-cell table:style-name="ce38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43" office:value-type="date" office:date-value="2019-09-09T10:29:24.17">
            <text:p>2019/9/9 10:29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2">
            <text:p>2</text:p>
          </table:table-cell>
          <table:table-cell table:style-name="ce28" office:value-type="string">
            <text:p>backing_staccato</text:p>
          </table:table-cell>
          <table:table-cell table:style-name="ce29" table:formula="of:=COUNTIF(range_genre__vio;[.M3])" office:value-type="float" office:value="0">
            <text:p>0</text:p>
          </table:table-cell>
          <table:table-cell table:style-name="ce12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38"/>
          <table:table-cell table:style-name="ce40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rev, </text:p>
          </table:table-cell>
          <table:table-cell table:style-name="ce40"/>
          <table:table-cell table:style-name="ce42"/>
          <table:table-cell table:style-name="ce38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3">
            <text:p>3</text:p>
          </table:table-cell>
          <table:table-cell table:style-name="ce27" office:value-type="string">
            <text:p>c.p.</text:p>
          </table:table-cell>
          <table:table-cell table:style-name="ce29" table:formula="of:=COUNTIF(range_genre__vio;[.M4])" office:value-type="float" office:value="0">
            <text:p>0</text:p>
          </table:table-cell>
          <table:table-cell table:style-name="ce12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1">
            <text:p>1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4">
            <text:p>4</text:p>
          </table:table-cell>
          <table:table-cell table:style-name="ce27" office:value-type="string">
            <text:p>chord</text:p>
          </table:table-cell>
          <table:table-cell table:style-name="ce29" table:formula="of:=COUNTIF(range_genre__vio;[.M5])" office:value-type="float" office:value="0">
            <text:p>0</text:p>
          </table:table-cell>
          <table:table-cell table:style-name="ce12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0"/>
          <table:table-cell table:style-name="ce40" office:value-type="string">
            <text:p>i.f.=f-4</text:p>
          </table:table-cell>
          <table:table-cell table:style-name="ce42"/>
          <table:table-cell table:style-name="ce39"/>
          <table:table-cell table:style-name="ce40" office:value-type="float" office:value="2">
            <text:p>2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5">
            <text:p>5</text:p>
          </table:table-cell>
          <table:table-cell table:style-name="ce28" office:value-type="string">
            <text:p>finger positions</text:p>
          </table:table-cell>
          <table:table-cell table:style-name="ce29" table:formula="of:=COUNTIF(range_genre__vio;[.M6])" office:value-type="float" office:value="0">
            <text:p>0</text:p>
          </table:table-cell>
          <table:table-cell table:style-name="ce12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1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3">
            <text:p>3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6">
            <text:p>6</text:p>
          </table:table-cell>
          <table:table-cell table:style-name="ce27" office:value-type="string">
            <text:p>frase</text:p>
          </table:table-cell>
          <table:table-cell table:style-name="ce29" table:formula="of:=COUNTIF(range_genre__vio;[.M7])" office:value-type="float" office:value="1">
            <text:p>1</text:p>
          </table:table-cell>
          <table:table-cell table:style-name="ce12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ar-2</text:p>
          </table:table-cell>
          <table:table-cell table:style-name="ce40"/>
          <table:table-cell table:style-name="ce42"/>
          <table:table-cell table:style-name="ce39"/>
          <table:table-cell table:style-name="ce40" office:value-type="float" office:value="4">
            <text:p>4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7">
            <text:p>7</text:p>
          </table:table-cell>
          <table:table-cell table:style-name="ce27" office:value-type="string">
            <text:p>harmonics</text:p>
          </table:table-cell>
          <table:table-cell table:style-name="ce29" table:formula="of:=COUNTIF(range_genre__vio;[.M8])" office:value-type="float" office:value="0">
            <text:p>0</text:p>
          </table:table-cell>
          <table:table-cell table:style-name="ce12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39"/>
          <table:table-cell table:style-name="ce39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0" office:value-type="string">
            <text:p>var-1</text:p>
          </table:table-cell>
          <table:table-cell table:style-name="ce40" office:value-type="string">
            <text:p>N+</text:p>
          </table:table-cell>
          <table:table-cell table:style-name="ce42"/>
          <table:table-cell table:style-name="ce39"/>
          <table:table-cell table:style-name="ce40" office:value-type="float" office:value="5">
            <text:p>5</text:p>
          </table:table-cell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8">
            <text:p>8</text:p>
          </table:table-cell>
          <table:table-cell table:style-name="ce27" office:value-type="string">
            <text:p>harmony</text:p>
          </table:table-cell>
          <table:table-cell table:style-name="ce29" table:formula="of:=COUNTIF(range_genre__vio;[.M9])" office:value-type="float" office:value="0">
            <text:p>0</text:p>
          </table:table-cell>
          <table:table-cell table:style-name="ce12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9">
            <text:p>9</text:p>
          </table:table-cell>
          <table:table-cell table:style-name="ce27" office:value-type="string">
            <text:p>research</text:p>
          </table:table-cell>
          <table:table-cell table:style-name="ce29" table:formula="of:=COUNTIF(range_genre__vio;[.M10])" office:value-type="float" office:value="0">
            <text:p>0</text:p>
          </table:table-cell>
          <table:table-cell table:style-name="ce12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0">
            <text:p>10</text:p>
          </table:table-cell>
          <table:table-cell table:style-name="ce27" office:value-type="string">
            <text:p>rhythm</text:p>
          </table:table-cell>
          <table:table-cell table:style-name="ce29" table:formula="of:=COUNTIF(range_genre__vio;[.M11])" office:value-type="float" office:value="0">
            <text:p>0</text:p>
          </table:table-cell>
          <table:table-cell table:style-name="ce12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1">
            <text:p>11</text:p>
          </table:table-cell>
          <table:table-cell table:style-name="ce27" office:value-type="string">
            <text:p>struct</text:p>
          </table:table-cell>
          <table:table-cell table:style-name="ce29" table:formula="of:=COUNTIF(range_genre__vio;[.M12])" office:value-type="float" office:value="0">
            <text:p>0</text:p>
          </table:table-cell>
          <table:table-cell table:style-name="ce12" office:value-type="string">
            <text:p>st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5" office:value-type="float" office:value="12">
            <text:p>12</text:p>
          </table:table-cell>
          <table:table-cell table:style-name="ce27" office:value-type="string">
            <text:p>technique</text:p>
          </table:table-cell>
          <table:table-cell table:style-name="ce29" table:formula="of:=COUNTIF(range_genre__vio;[.M13])" office:value-type="float" office:value="1">
            <text:p>1</text:p>
          </table:table-cell>
          <table:table-cell table:style-name="ce12" office:value-type="string">
            <text:p>te</text:p>
          </table:table-cell>
          <table:table-cell table:number-columns-repeated="1006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style-name="ce39" table:number-columns-repeated="2"/>
          <table:table-cell table:style-name="ce41"/>
          <table:table-cell table:style-name="ce40" table:number-columns-repeated="2"/>
          <table:table-cell table:style-name="ce42"/>
          <table:table-cell table:style-name="ce39"/>
          <table:table-cell table:style-name="ce40"/>
          <table:table-cell table:style-name="ce43"/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6" office:value-type="string">
            <text:p>*</text:p>
          </table:table-cell>
          <table:table-cell table:style-name="ce23" table:formula="of:=NOW()" office:value-type="date" office:date-value="2019-09-24T07:06:39.81">
            <text:p>2019/9/24 7:06</text:p>
          </table:table-cell>
          <table:table-cell table:style-name="ce16" office:value-type="string">
            <text:p>*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1">
            <text:p>1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rev, </text:p>
          </table:table-cell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2">
            <text:p>2</text:p>
          </table:table-cell>
          <table:table-cell table:style-name="ce18" office:value-type="string">
            <text:p>f-2</text:p>
          </table:table-cell>
          <table:table-cell table:style-name="ce18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3">
            <text:p>3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4">
            <text:p>4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5">
            <text:p>5</text:p>
          </table:table-cell>
          <table:table-cell table:style-name="ce18" office:value-type="string">
            <text:p>f-45</text:p>
          </table:table-cell>
          <table:table-cell table:style-name="ce18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office:value-type="float" office:value="6">
            <text:p>6</text:p>
          </table:table-cell>
          <table:table-cell table:style-name="ce18" office:value-type="string">
            <text:p>f-3</text:p>
          </table:table-cell>
          <table:table-cell table:style-name="ce18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8" table:number-columns-repeated="3"/>
          <table:table-cell table:number-columns-repeated="3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3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9"/>
          <table:table-cell table:style-name="ce19" office:value-type="string">
            <text:p>steps</text:p>
          </table:table-cell>
          <table:table-cell table:style-name="ce19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18" office:value-type="string">
            <text:p>copy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4]+1" office:value-type="float" office:value="2">
            <text:p>2</text:p>
          </table:table-cell>
          <table:table-cell table:style-name="ce18"/>
          <table:table-cell table:style-name="ce18" office:value-type="string">
            <text:p>sakura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5]+1" office:value-type="float" office:value="3">
            <text:p>3</text:p>
          </table:table-cell>
          <table:table-cell table:style-name="ce18" office:value-type="string">
            <text:p>replace : </text:p>
          </table:table-cell>
          <table:table-cell table:style-name="ce18" table:number-columns-repeated="2"/>
          <table:table-cell table:style-name="ce18" office:value-type="string">
            <text:p>\|\| </text:p>
          </table:table-cell>
          <table:table-cell table:style-name="ce18" office:value-type="string">
            <text:p>\r\n</text:p>
          </table:table-cell>
          <table:table-cell office:value-type="float" office:value="1">
            <text:p>1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6]+1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(s\.\d+):</text:p>
          </table:table-cell>
          <table:table-cell table:style-name="ce18" office:value-type="string">
            <text:p>$1\t</text:p>
          </table:table-cell>
          <table:table-cell office:value-type="float" office:value="2">
            <text:p>2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formula="of:=[.D37]+1" office:value-type="float" office:value="5">
            <text:p>5</text:p>
          </table:table-cell>
          <table:table-cell table:style-name="ce18" table:number-columns-repeated="3"/>
          <table:table-cell table:style-name="ce18" office:value-type="string">
            <text:p>\.N,</text:p>
          </table:table-cell>
          <table:table-cell table:style-name="ce18" office:value-type="string">
            <text:p>\t</text:p>
          </table:table-cell>
          <table:table-cell office:value-type="float" office:value="3">
            <text:p>3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8]+1" office:value-type="float" office:value="6">
            <text:p>6</text:p>
          </table:table-cell>
          <table:table-cell table:style-name="ce18" table:number-columns-repeated="3"/>
          <table:table-cell table:style-name="ce18" office:value-type="string">
            <text:p>s\.(\d+?)</text:p>
          </table:table-cell>
          <table:table-cell table:style-name="ce18" office:value-type="string">
            <text:p>$1</text:p>
          </table:table-cell>
          <table:table-cell office:value-type="float" office:value="4">
            <text:p>4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^(\d+?\t.+-\d+),</text:p>
          </table:table-cell>
          <table:table-cell table:style-name="ce18" office:value-type="string">
            <text:p>$1\t</text:p>
          </table:table-cell>
          <table:table-cell office:value-type="float" office:value="5">
            <text:p>5</text:p>
          </table:table-cell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/>
          <table:table-cell table:style-name="ce18" table:number-columns-repeated="3"/>
          <table:table-cell table:style-name="ce18" office:value-type="string">
            <text:p>(\d);var</text:p>
          </table:table-cell>
          <table:table-cell table:style-name="ce18" office:value-type="string">
            <text:p>$1\tvar</text:p>
          </table:table-cell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39]+1" office:value-type="float" office:value="7">
            <text:p>7</text:p>
          </table:table-cell>
          <table:table-cell table:style-name="ce18" table:number-columns-repeated="2"/>
          <table:table-cell table:style-name="ce18" office:value-type="string">
            <text:p>C – a &gt; C – c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2]+1" office:value-type="float" office:value="8">
            <text:p>8</text:p>
          </table:table-cell>
          <table:table-cell table:style-name="ce18" office:value-type="string">
            <text:p>paste</text:p>
          </table:table-cell>
          <table:table-cell table:style-name="ce18" office:value-type="string">
            <text:p>entries.ods</text:p>
          </table:table-cell>
          <table:table-cell table:style-name="ce18" office:value-type="string">
            <text:p>C – v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3]+1" office:value-type="float" office:value="9">
            <text:p>9</text:p>
          </table:table-cell>
          <table:table-cell table:style-name="ce18" office:value-type="string">
            <text:p>C/P : session num, cod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18" table:number-columns-repeated="2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table:formula="of:=[.D44]+1" office:value-type="float" office:value="10">
            <text:p>10</text:p>
          </table:table-cell>
          <table:table-cell table:style-name="ce18" office:value-type="string">
            <text:p>C/P : memos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1">
            <text:p>11</text:p>
          </table:table-cell>
          <table:table-cell table:style-name="ce18" office:value-type="string">
            <text:p>C/P : file nam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2">
            <text:p>12</text:p>
          </table:table-cell>
          <table:table-cell table:style-name="ce18" office:value-type="string">
            <text:p>genre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3">
            <text:p>13</text:p>
          </table:table-cell>
          <table:table-cell table:style-name="ce18" office:value-type="string">
            <text:p>time</text:p>
          </table:table-cell>
          <table:table-cell table:style-name="ce18" table:number-columns-repeated="4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4">
            <text:p>14</text:p>
          </table:table-cell>
          <table:table-cell table:style-name="ce18" office:value-type="string">
            <text:p>s.n.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5">
            <text:p>15</text:p>
          </table:table-cell>
          <table:table-cell table:style-name="ce18" office:value-type="string">
            <text:p>edit range</text:p>
          </table:table-cell>
          <table:table-cell table:style-name="ce20"/>
          <table:table-cell table:style-name="ce18"/>
          <table:table-cell table:style-name="ce18" office:value-type="string">
            <text:p>M – d &gt; a</text:p>
          </table:table-cell>
          <table:table-cell table:style-name="ce18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3"/>
          <table:table-cell table:style-name="ce12" office:value-type="float" office:value="16">
            <text:p>16</text:p>
          </table:table-cell>
          <table:table-cell table:style-name="ce18" office:value-type="string">
            <text:p>sort : col : C-D-A</text:p>
          </table:table-cell>
          <table:table-cell table:style-name="ce20"/>
          <table:table-cell table:style-name="ce18" table:number-columns-repeated="3"/>
          <table:table-cell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>
          <table:table-cell table:number-columns-repeated="5"/>
          <table:table-cell table:style-name="Default"/>
          <table:table-cell table:number-columns-repeated="4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88">
          <table:table-cell table:number-columns-repeated="10"/>
          <table:table-cell table:style-name="ce16"/>
          <table:table-cell table:style-name="ce26" table:number-columns-repeated="3"/>
          <table:table-cell table:number-columns-repeated="1007"/>
        </table:table-row>
        <table:table-row table:style-name="ro5" table:number-rows-repeated="26">
          <table:table-cell table:number-columns-repeated="1021"/>
        </table:table-row>
        <table:table-row table:style-name="ro5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5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5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5" table:number-rows-repeated="1048403">
          <table:table-cell table:number-columns-repeated="1021"/>
        </table:table-row>
        <table:table-row table:style-name="ro5">
          <table:table-cell table:number-columns-repeated="1021"/>
        </table:table-row>
      </table:table>
      <table:database-ranges>
        <table:database-range table:target-range-address="gt.A2:gt.I174" table:contains-header="false">
          <table:sort>
            <table:sort-by table:field-number="8" table:data-type="automatic"/>
            <table:sort-by table:field-number="0" table:data-type="automatic"/>
          </table:sort>
        </table:database-range>
        <table:database-range table:name="range_all_data" table:target-range-address="gt.A2:gt.I2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" table:on-update-keep-styles="true" table:on-update-keep-size="false"/>
        <table:database-range table:name="range_all_data__vio" table:target-range-address="vio.A2:vio.I6" table:on-update-keep-styles="true" table:on-update-keep-size="false"/>
        <table:database-range table:name="range_genre" table:target-range-address="gt.G2:gt.G220" table:on-update-keep-styles="true" table:on-update-keep-size="false"/>
        <table:database-range table:name="range_genre__kb" table:target-range-address="kb.G2:kb.G6"/>
        <table:database-range table:name="range_genre__vio" table:target-range-address="vio.G2:vio.G6"/>
        <table:database-range table:name="range_sn" table:target-range-address="gt.A2:gt.A220" table:on-update-keep-styles="true" table:on-update-keep-size="false"/>
        <table:database-range table:name="range_sn__kb" table:target-range-address="kb.A2:kb.A6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2019/09/24</text:date>, <text:time>07:0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9-24T07:06:38.97</dc:date>
    <dc:creator>iwabuchi ken</dc:creator>
    <meta:editing-duration>P1DT5H19M35S</meta:editing-duration>
    <meta:editing-cycles>171</meta:editing-cycles>
    <meta:generator>OpenOffice/4.1.3$Win32 OpenOffice.org_project/413m1$Build-9783</meta:generator>
    <meta:document-statistic meta:table-count="3" meta:cell-count="2547" meta:object-count="0"/>
    <meta:user-defined meta:name="sheets-banding"/>
    <meta:user-defined meta:name="sheets-original-selection"/>
  </office:meta>
</office:document-meta>
</file>